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4.02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877cm"/>
    </style:style>
    <style:style style:name="co13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8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2.732cm"/>
    </style:style>
    <style:style style:name="ro3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5" table:default-cell-style-name="ce4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4" table:number-columns-repeated="3" table:default-cell-style-name="ce10"/>
        <table:table-column table:style-name="co17" table:default-cell-style-name="ce12"/>
        <table:table-column table:style-name="co18" table:default-cell-style-name="ce10"/>
        <table:table-column table:style-name="co19" table:default-cell-style-name="ce10"/>
        <table:table-row table:style-name="ro4">
          <table:table-cell table:style-name="ce2" office:value-type="string" table:number-columns-spanned="2" table:number-rows-spanned="1">
            <text:p>Simulazione</text:p>
          </table:table-cell>
          <table:covered-table-cell table:style-name="ce3"/>
          <table:table-cell table:style-name="ce3" table:number-columns-repeated="11"/>
          <table:table-cell table:number-columns-repeated="7"/>
          <table:table-cell table:style-name="ce5"/>
          <table:table-cell table:style-name="ce7" office:value-type="string" table:number-columns-spanned="2" table:number-rows-spanned="1">
            <text:p>Scaduti / delegati</text:p>
          </table:table-cell>
          <table:covered-table-cell table:style-name="ce11"/>
          <table:table-cell table:style-name="ce5" office:value-type="string" table:number-columns-spanned="3" table:number-rows-spanned="1">
            <text:p>TEMPO VF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DATI TRASFERITI</text:p>
          </table:table-cell>
          <table:covered-table-cell table:number-columns-repeated="2" table:style-name="ce9"/>
        </table:table-row>
        <table:table-row table:style-name="ro3">
          <table:table-cell table:style-name="ce3" office:value-type="string">
            <text:p>FG.rngSeed</text:p>
          </table:table-cell>
          <table:table-cell table:style-name="ce3" office:value-type="string">
            <text:p>MM.rngSeed</text:p>
          </table:table-cell>
          <table:table-cell table:style-name="ce3" office:value-type="string">
            <text:p>DelType</text:p>
          </table:table-cell>
          <table:table-cell table:style-name="ce3" office:value-type="string">
            <text:p>FDS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Deleghe</text:p>
          </table:table-cell>
          <table:table-cell table:style-name="ce3" office:value-type="string">
            <text:p>PendingDownCompletati</text:p>
          </table:table-cell>
          <table:table-cell table:style-name="ce3" office:value-type="string">
            <text:p>PendingDownScaduti</text:p>
          </table:table-cell>
          <table:table-cell table:style-name="ce3" office:value-type="string">
            <text:p>DownFWDScaduti</text:p>
          </table:table-cell>
          <table:table-cell table:style-name="ce3" office:value-type="string">
            <text:p>DownFWDTornati</text:p>
          </table:table-cell>
          <table:table-cell table:style-name="ce3" office:value-type="string">
            <text:p>VF Soddisfatto</text:p>
          </table:table-cell>
          <table:table-cell table:style-name="ce3" office:value-type="string">
            <text:p>TempoSimulato</text:p>
          </table:table-cell>
          <table:table-cell table:style-name="ce3" office:value-type="string">
            <text:p>Durata</text:p>
          </table:table-cell>
          <table:table-cell table:number-columns-repeated="8"/>
          <table:table-cell table:style-name="ce9" office:value-type="string">
            <text:p>delega 1</text:p>
          </table:table-cell>
          <table:table-cell table:style-name="ce9" office:value-type="string">
            <text:p>delega 2</text:p>
          </table:table-cell>
          <table:table-cell table:style-name="ce9" office:value-type="string">
            <text:p>delega 1</text:p>
          </table:table-cell>
          <table:table-cell table:style-name="ce9" office:value-type="string">
            <text:p>delega 0</text:p>
          </table:table-cell>
          <table:table-cell table:style-name="ce9" office:value-type="string">
            <text:p>delega 2</text:p>
          </table:table-cell>
          <table:table-cell table:style-name="ce9" office:value-type="string">
            <text:p>delega 1</text:p>
          </table:table-cell>
          <table:table-cell table:style-name="ce9" office:value-type="string">
            <text:p>delega 0</text:p>
          </table:table-cell>
          <table:table-cell table:style-name="ce9" office:value-type="string">
            <text:p>delega 2</text:p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8"/>
          <table:table-cell table:style-name="ce10" table:formula="of:=IF(([.C3]=1);([.H3]+[.I3])/[.F3];&quot;&quot;)">
            <text:p/>
          </table:table-cell>
          <table:table-cell table:style-name="ce10" table:formula="of:=IF(([.C3]=2);([.H3]+[.I3])/[.F3];&quot;&quot;)">
            <text:p/>
          </table:table-cell>
          <table:table-cell table:formula="of:=IF(([.C3]=1);[.K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([.C3]=2);[.K3];&quot;&quot;)">
            <text:p/>
          </table:table-cell>
          <table:table-cell table:formula="of:=IF(([.C3]=1);[.E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[.C3]=2;[.E3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24.6787805555555">
            <text:p>24,6787805556</text:p>
          </table:table-cell>
          <table:table-cell table:number-columns-repeated="2"/>
          <table:table-cell table:style-name="ce10" table:formula="of:=IF(([.C4]=1);([.H4]+[.I4])/[.F4];&quot;&quot;)" office:value-type="float" office:value="0">
            <text:p>0</text:p>
          </table:table-cell>
          <table:table-cell table:style-name="ce10" table:formula="of:=IF(([.C4]=2);([.H4]+[.I4])/[.F4];&quot;&quot;)">
            <text:p/>
          </table:table-cell>
          <table:table-cell table:formula="of:=IF(([.C4]=1);[.K4];&quot;&quot;)" office:value-type="float" office:value="12908.5">
            <text:p>12908,5</text:p>
          </table:table-cell>
          <table:table-cell table:formula="of:=IF(([.C4]=0);[.K4];&quot;&quot;)">
            <text:p/>
          </table:table-cell>
          <table:table-cell table:formula="of:=IF(([.C4]=2);[.K4];&quot;&quot;)">
            <text:p/>
          </table:table-cell>
          <table:table-cell table:formula="of:=IF(([.C4]=1);[.E4];&quot;&quot;)" office:value-type="float" office:value="9000000">
            <text:p>9000000</text:p>
          </table:table-cell>
          <table:table-cell table:formula="of:=IF([.C4]=0;[.E4];&quot;&quot;)">
            <text:p/>
          </table:table-cell>
          <table:table-cell table:formula="of:=IF([.C4]=2;[.E4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83.2450925925926">
            <text:p>83,2450925926</text:p>
          </table:table-cell>
          <table:table-cell table:number-columns-repeated="2"/>
          <table:table-cell table:style-name="ce10" table:formula="of:=IF(([.C5]=1);([.H5]+[.I5])/[.F5];&quot;&quot;)" office:value-type="float" office:value="0">
            <text:p>0</text:p>
          </table:table-cell>
          <table:table-cell table:style-name="ce10" table:formula="of:=IF(([.C5]=2);([.H5]+[.I5])/[.F5];&quot;&quot;)">
            <text:p/>
          </table:table-cell>
          <table:table-cell table:formula="of:=IF(([.C5]=1);[.K5];&quot;&quot;)" office:value-type="float" office:value="12908.5">
            <text:p>12908,5</text:p>
          </table:table-cell>
          <table:table-cell table:formula="of:=IF(([.C5]=0);[.K5];&quot;&quot;)">
            <text:p/>
          </table:table-cell>
          <table:table-cell table:formula="of:=IF(([.C5]=2);[.K5];&quot;&quot;)">
            <text:p/>
          </table:table-cell>
          <table:table-cell table:formula="of:=IF(([.C5]=1);[.E5];&quot;&quot;)" office:value-type="float" office:value="9000000">
            <text:p>9000000</text:p>
          </table:table-cell>
          <table:table-cell table:formula="of:=IF([.C5]=0;[.E5];&quot;&quot;)">
            <text:p/>
          </table:table-cell>
          <table:table-cell table:formula="of:=IF([.C5]=2;[.E5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8"/>
          <table:table-cell table:style-name="ce10" table:formula="of:=IF(([.C6]=1);([.H6]+[.I6])/[.F6];&quot;&quot;)" office:value-type="float" office:value="0">
            <text:p>0</text:p>
          </table:table-cell>
          <table:table-cell table:style-name="ce10" table:formula="of:=IF(([.C6]=2);([.H6]+[.I6])/[.F6];&quot;&quot;)">
            <text:p/>
          </table:table-cell>
          <table:table-cell table:formula="of:=IF(([.C6]=1);[.K6];&quot;&quot;)" office:value-type="float" office:value="12908.5">
            <text:p>12908,5</text:p>
          </table:table-cell>
          <table:table-cell table:formula="of:=IF(([.C6]=0);[.K6];&quot;&quot;)">
            <text:p/>
          </table:table-cell>
          <table:table-cell table:formula="of:=IF(([.C6]=2);[.K6];&quot;&quot;)">
            <text:p/>
          </table:table-cell>
          <table:table-cell table:formula="of:=IF(([.C6]=1);[.E6];&quot;&quot;)" office:value-type="float" office:value="9000000">
            <text:p>9000000</text:p>
          </table:table-cell>
          <table:table-cell table:formula="of:=IF([.C6]=0;[.E6];&quot;&quot;)">
            <text:p/>
          </table:table-cell>
          <table:table-cell table:formula="of:=IF([.C6]=2;[.E6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8"/>
          <table:table-cell table:style-name="ce10" table:formula="of:=IF(([.C7]=1);([.H7]+[.I7])/[.F7];&quot;&quot;)">
            <text:p/>
          </table:table-cell>
          <table:table-cell table:style-name="ce10" table:formula="of:=IF(([.C7]=2);([.H7]+[.I7])/[.F7];&quot;&quot;)" office:value-type="float" office:value="0">
            <text:p>0</text:p>
          </table:table-cell>
          <table:table-cell table:formula="of:=IF(([.C7]=1);[.K7];&quot;&quot;)">
            <text:p/>
          </table:table-cell>
          <table:table-cell table:formula="of:=IF(([.C7]=0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([.C7]=1);[.E7];&quot;&quot;)">
            <text:p/>
          </table:table-cell>
          <table:table-cell table:formula="of:=IF([.C7]=0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8"/>
          <table:table-cell table:style-name="ce10" table:formula="of:=IF(([.C8]=1);([.H8]+[.I8])/[.F8];&quot;&quot;)">
            <text:p/>
          </table:table-cell>
          <table:table-cell table:style-name="ce10" table:formula="of:=IF(([.C8]=2);([.H8]+[.I8])/[.F8];&quot;&quot;)">
            <text:p/>
          </table:table-cell>
          <table:table-cell table:formula="of:=IF(([.C8]=1);[.K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([.C8]=2);[.K8];&quot;&quot;)">
            <text:p/>
          </table:table-cell>
          <table:table-cell table:formula="of:=IF(([.C8]=1);[.E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[.C8]=2;[.E8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8"/>
          <table:table-cell table:style-name="ce10" table:formula="of:=IF(([.C9]=1);([.H9]+[.I9])/[.F9];&quot;&quot;)" office:value-type="float" office:value="0.6">
            <text:p>0,6</text:p>
          </table:table-cell>
          <table:table-cell table:style-name="ce10" table:formula="of:=IF(([.C9]=2);([.H9]+[.I9])/[.F9];&quot;&quot;)">
            <text:p/>
          </table:table-cell>
          <table:table-cell table:formula="of:=IF(([.C9]=1);[.K9];&quot;&quot;)" office:value-type="float" office:value="42430">
            <text:p>42430</text:p>
          </table:table-cell>
          <table:table-cell table:formula="of:=IF(([.C9]=0);[.K9];&quot;&quot;)">
            <text:p/>
          </table:table-cell>
          <table:table-cell table:formula="of:=IF(([.C9]=2);[.K9];&quot;&quot;)">
            <text:p/>
          </table:table-cell>
          <table:table-cell table:formula="of:=IF(([.C9]=1);[.E9];&quot;&quot;)" office:value-type="float" office:value="18375020">
            <text:p>18375020</text:p>
          </table:table-cell>
          <table:table-cell table:formula="of:=IF([.C9]=0;[.E9];&quot;&quot;)">
            <text:p/>
          </table:table-cell>
          <table:table-cell table:formula="of:=IF([.C9]=2;[.E9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8"/>
          <table:table-cell table:style-name="ce10" table:formula="of:=IF(([.C10]=1);([.H10]+[.I10])/[.F10];&quot;&quot;)">
            <text:p/>
          </table:table-cell>
          <table:table-cell table:style-name="ce10" table:formula="of:=IF(([.C10]=2);([.H10]+[.I10])/[.F10];&quot;&quot;)" office:value-type="float" office:value="0.714285714285714">
            <text:p>0,7142857143</text:p>
          </table:table-cell>
          <table:table-cell table:formula="of:=IF(([.C10]=1);[.K10];&quot;&quot;)">
            <text:p/>
          </table:table-cell>
          <table:table-cell table:formula="of:=IF(([.C10]=0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([.C10]=1);[.E10];&quot;&quot;)">
            <text:p/>
          </table:table-cell>
          <table:table-cell table:formula="of:=IF([.C10]=0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8"/>
          <table:table-cell table:style-name="ce10" table:formula="of:=IF(([.C11]=1);([.H11]+[.I11])/[.F11];&quot;&quot;)" office:value-type="float" office:value="0.6">
            <text:p>0,6</text:p>
          </table:table-cell>
          <table:table-cell table:style-name="ce10" table:formula="of:=IF(([.C11]=2);([.H11]+[.I11])/[.F11];&quot;&quot;)">
            <text:p/>
          </table:table-cell>
          <table:table-cell table:formula="of:=IF(([.C11]=1);[.K11];&quot;&quot;)" office:value-type="float" office:value="42430">
            <text:p>42430</text:p>
          </table:table-cell>
          <table:table-cell table:formula="of:=IF(([.C11]=0);[.K11];&quot;&quot;)">
            <text:p/>
          </table:table-cell>
          <table:table-cell table:formula="of:=IF(([.C11]=2);[.K11];&quot;&quot;)">
            <text:p/>
          </table:table-cell>
          <table:table-cell table:formula="of:=IF(([.C11]=1);[.E11];&quot;&quot;)" office:value-type="float" office:value="18375015">
            <text:p>18375015</text:p>
          </table:table-cell>
          <table:table-cell table:formula="of:=IF([.C11]=0;[.E11];&quot;&quot;)">
            <text:p/>
          </table:table-cell>
          <table:table-cell table:formula="of:=IF([.C11]=2;[.E11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8"/>
          <table:table-cell table:style-name="ce10" table:formula="of:=IF(([.C12]=1);([.H12]+[.I12])/[.F12];&quot;&quot;)" office:value-type="float" office:value="0.6">
            <text:p>0,6</text:p>
          </table:table-cell>
          <table:table-cell table:style-name="ce10" table:formula="of:=IF(([.C12]=2);([.H12]+[.I12])/[.F12];&quot;&quot;)">
            <text:p/>
          </table:table-cell>
          <table:table-cell table:formula="of:=IF(([.C12]=1);[.K12];&quot;&quot;)" office:value-type="float" office:value="42430">
            <text:p>42430</text:p>
          </table:table-cell>
          <table:table-cell table:formula="of:=IF(([.C12]=0);[.K12];&quot;&quot;)">
            <text:p/>
          </table:table-cell>
          <table:table-cell table:formula="of:=IF(([.C12]=2);[.K12];&quot;&quot;)">
            <text:p/>
          </table:table-cell>
          <table:table-cell table:formula="of:=IF(([.C12]=1);[.E12];&quot;&quot;)" office:value-type="float" office:value="17946503">
            <text:p>17946503</text:p>
          </table:table-cell>
          <table:table-cell table:formula="of:=IF([.C12]=0;[.E12];&quot;&quot;)">
            <text:p/>
          </table:table-cell>
          <table:table-cell table:formula="of:=IF([.C12]=2;[.E12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8"/>
          <table:table-cell table:style-name="ce10" table:formula="of:=IF(([.C13]=1);([.H13]+[.I13])/[.F13];&quot;&quot;)" office:value-type="float" office:value="0.571428571428571">
            <text:p>0,5714285714</text:p>
          </table:table-cell>
          <table:table-cell table:style-name="ce10" table:formula="of:=IF(([.C13]=2);([.H13]+[.I13])/[.F13];&quot;&quot;)">
            <text:p/>
          </table:table-cell>
          <table:table-cell table:formula="of:=IF(([.C13]=1);[.K13];&quot;&quot;)" office:value-type="float" office:value="39590">
            <text:p>39590</text:p>
          </table:table-cell>
          <table:table-cell table:formula="of:=IF(([.C13]=0);[.K13];&quot;&quot;)">
            <text:p/>
          </table:table-cell>
          <table:table-cell table:formula="of:=IF(([.C13]=2);[.K13];&quot;&quot;)">
            <text:p/>
          </table:table-cell>
          <table:table-cell table:formula="of:=IF(([.C13]=1);[.E13];&quot;&quot;)" office:value-type="float" office:value="26718762">
            <text:p>26718762</text:p>
          </table:table-cell>
          <table:table-cell table:formula="of:=IF([.C13]=0;[.E13];&quot;&quot;)">
            <text:p/>
          </table:table-cell>
          <table:table-cell table:formula="of:=IF([.C13]=2;[.E13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8"/>
          <table:table-cell table:style-name="ce10" table:formula="of:=IF(([.C14]=1);([.H14]+[.I14])/[.F14];&quot;&quot;)" office:value-type="float" office:value="0.571428571428571">
            <text:p>0,5714285714</text:p>
          </table:table-cell>
          <table:table-cell table:style-name="ce10" table:formula="of:=IF(([.C14]=2);([.H14]+[.I14])/[.F14];&quot;&quot;)">
            <text:p/>
          </table:table-cell>
          <table:table-cell table:formula="of:=IF(([.C14]=1);[.K14];&quot;&quot;)" office:value-type="float" office:value="39590">
            <text:p>39590</text:p>
          </table:table-cell>
          <table:table-cell table:formula="of:=IF(([.C14]=0);[.K14];&quot;&quot;)">
            <text:p/>
          </table:table-cell>
          <table:table-cell table:formula="of:=IF(([.C14]=2);[.K14];&quot;&quot;)">
            <text:p/>
          </table:table-cell>
          <table:table-cell table:formula="of:=IF(([.C14]=1);[.E14];&quot;&quot;)" office:value-type="float" office:value="29375022">
            <text:p>29375022</text:p>
          </table:table-cell>
          <table:table-cell table:formula="of:=IF([.C14]=0;[.E14];&quot;&quot;)">
            <text:p/>
          </table:table-cell>
          <table:table-cell table:formula="of:=IF([.C14]=2;[.E14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8"/>
          <table:table-cell table:style-name="ce10" table:formula="of:=IF(([.C15]=1);([.H15]+[.I15])/[.F15];&quot;&quot;)" office:value-type="float" office:value="0.571428571428571">
            <text:p>0,5714285714</text:p>
          </table:table-cell>
          <table:table-cell table:style-name="ce10" table:formula="of:=IF(([.C15]=2);([.H15]+[.I15])/[.F15];&quot;&quot;)">
            <text:p/>
          </table:table-cell>
          <table:table-cell table:formula="of:=IF(([.C15]=1);[.K15];&quot;&quot;)" office:value-type="float" office:value="39590">
            <text:p>39590</text:p>
          </table:table-cell>
          <table:table-cell table:formula="of:=IF(([.C15]=0);[.K15];&quot;&quot;)">
            <text:p/>
          </table:table-cell>
          <table:table-cell table:formula="of:=IF(([.C15]=2);[.K15];&quot;&quot;)">
            <text:p/>
          </table:table-cell>
          <table:table-cell table:formula="of:=IF(([.C15]=1);[.E15];&quot;&quot;)" office:value-type="float" office:value="25720717">
            <text:p>25720717</text:p>
          </table:table-cell>
          <table:table-cell table:formula="of:=IF([.C15]=0;[.E15];&quot;&quot;)">
            <text:p/>
          </table:table-cell>
          <table:table-cell table:formula="of:=IF([.C15]=2;[.E15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8"/>
          <table:table-cell table:style-name="ce10" table:formula="of:=IF(([.C16]=1);([.H16]+[.I16])/[.F16];&quot;&quot;)">
            <text:p/>
          </table:table-cell>
          <table:table-cell table:style-name="ce10" table:formula="of:=IF(([.C16]=2);([.H16]+[.I16])/[.F16];&quot;&quot;)">
            <text:p/>
          </table:table-cell>
          <table:table-cell table:formula="of:=IF(([.C16]=1);[.K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([.C16]=2);[.K16];&quot;&quot;)">
            <text:p/>
          </table:table-cell>
          <table:table-cell table:formula="of:=IF(([.C16]=1);[.E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[.C16]=2;[.E16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8"/>
          <table:table-cell table:style-name="ce10" table:formula="of:=IF(([.C17]=1);([.H17]+[.I17])/[.F17];&quot;&quot;)">
            <text:p/>
          </table:table-cell>
          <table:table-cell table:style-name="ce10" table:formula="of:=IF(([.C17]=2);([.H17]+[.I17])/[.F17];&quot;&quot;)" office:value-type="float" office:value="0.571428571428571">
            <text:p>0,5714285714</text:p>
          </table:table-cell>
          <table:table-cell table:formula="of:=IF(([.C17]=1);[.K17];&quot;&quot;)">
            <text:p/>
          </table:table-cell>
          <table:table-cell table:formula="of:=IF(([.C17]=0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([.C17]=1);[.E17];&quot;&quot;)">
            <text:p/>
          </table:table-cell>
          <table:table-cell table:formula="of:=IF([.C17]=0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8"/>
          <table:table-cell table:style-name="ce10" table:formula="of:=IF(([.C18]=1);([.H18]+[.I18])/[.F18];&quot;&quot;)">
            <text:p/>
          </table:table-cell>
          <table:table-cell table:style-name="ce10" table:formula="of:=IF(([.C18]=2);([.H18]+[.I18])/[.F18];&quot;&quot;)">
            <text:p/>
          </table:table-cell>
          <table:table-cell table:formula="of:=IF(([.C18]=1);[.K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([.C18]=2);[.K18];&quot;&quot;)">
            <text:p/>
          </table:table-cell>
          <table:table-cell table:formula="of:=IF(([.C18]=1);[.E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[.C18]=2;[.E18];&quot;&quot;)">
            <text:p/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8"/>
          <table:table-cell table:style-name="ce10" table:formula="of:=IF(([.C19]=1);([.H19]+[.I19])/[.F19];&quot;&quot;)" office:value-type="float" office:value="0.368421052631579">
            <text:p>0,3684210526</text:p>
          </table:table-cell>
          <table:table-cell table:style-name="ce10" table:formula="of:=IF(([.C19]=2);([.H19]+[.I19])/[.F19];&quot;&quot;)">
            <text:p/>
          </table:table-cell>
          <table:table-cell table:formula="of:=IF(([.C19]=1);[.K19];&quot;&quot;)" office:value-type="float" office:value="105300">
            <text:p>105300</text:p>
          </table:table-cell>
          <table:table-cell table:formula="of:=IF(([.C19]=0);[.K19];&quot;&quot;)">
            <text:p/>
          </table:table-cell>
          <table:table-cell table:formula="of:=IF(([.C19]=2);[.K19];&quot;&quot;)">
            <text:p/>
          </table:table-cell>
          <table:table-cell table:formula="of:=IF(([.C19]=1);[.E19];&quot;&quot;)" office:value-type="float" office:value="56749996">
            <text:p>56749996</text:p>
          </table:table-cell>
          <table:table-cell table:formula="of:=IF([.C19]=0;[.E19];&quot;&quot;)">
            <text:p/>
          </table:table-cell>
          <table:table-cell table:formula="of:=IF([.C19]=2;[.E19];&quot;&quot;)">
            <text:p/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8"/>
          <table:table-cell table:style-name="ce10" table:formula="of:=IF(([.C20]=1);([.H20]+[.I20])/[.F20];&quot;&quot;)">
            <text:p/>
          </table:table-cell>
          <table:table-cell table:style-name="ce10" table:formula="of:=IF(([.C20]=2);([.H20]+[.I20])/[.F20];&quot;&quot;)" office:value-type="float" office:value="0.407407407407407">
            <text:p>0,4074074074</text:p>
          </table:table-cell>
          <table:table-cell table:formula="of:=IF(([.C20]=1);[.K20];&quot;&quot;)">
            <text:p/>
          </table:table-cell>
          <table:table-cell table:formula="of:=IF(([.C20]=0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([.C20]=1);[.E20];&quot;&quot;)">
            <text:p/>
          </table:table-cell>
          <table:table-cell table:formula="of:=IF([.C20]=0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8"/>
          <table:table-cell table:style-name="ce10" table:formula="of:=IF(([.C21]=1);([.H21]+[.I21])/[.F21];&quot;&quot;)" office:value-type="float" office:value="0.368421052631579">
            <text:p>0,3684210526</text:p>
          </table:table-cell>
          <table:table-cell table:style-name="ce10" table:formula="of:=IF(([.C21]=2);([.H21]+[.I21])/[.F21];&quot;&quot;)">
            <text:p/>
          </table:table-cell>
          <table:table-cell table:formula="of:=IF(([.C21]=1);[.K21];&quot;&quot;)" office:value-type="float" office:value="105300">
            <text:p>105300</text:p>
          </table:table-cell>
          <table:table-cell table:formula="of:=IF(([.C21]=0);[.K21];&quot;&quot;)">
            <text:p/>
          </table:table-cell>
          <table:table-cell table:formula="of:=IF(([.C21]=2);[.K21];&quot;&quot;)">
            <text:p/>
          </table:table-cell>
          <table:table-cell table:formula="of:=IF(([.C21]=1);[.E21];&quot;&quot;)" office:value-type="float" office:value="55625002">
            <text:p>55625002</text:p>
          </table:table-cell>
          <table:table-cell table:formula="of:=IF([.C21]=0;[.E21];&quot;&quot;)">
            <text:p/>
          </table:table-cell>
          <table:table-cell table:formula="of:=IF([.C21]=2;[.E21];&quot;&quot;)">
            <text:p/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8"/>
          <table:table-cell table:style-name="ce10" table:formula="of:=IF(([.C22]=1);([.H22]+[.I22])/[.F22];&quot;&quot;)" office:value-type="float" office:value="0.368421052631579">
            <text:p>0,3684210526</text:p>
          </table:table-cell>
          <table:table-cell table:style-name="ce10" table:formula="of:=IF(([.C22]=2);([.H22]+[.I22])/[.F22];&quot;&quot;)">
            <text:p/>
          </table:table-cell>
          <table:table-cell table:formula="of:=IF(([.C22]=1);[.K22];&quot;&quot;)" office:value-type="float" office:value="105300">
            <text:p>105300</text:p>
          </table:table-cell>
          <table:table-cell table:formula="of:=IF(([.C22]=0);[.K22];&quot;&quot;)">
            <text:p/>
          </table:table-cell>
          <table:table-cell table:formula="of:=IF(([.C22]=2);[.K22];&quot;&quot;)">
            <text:p/>
          </table:table-cell>
          <table:table-cell table:formula="of:=IF(([.C22]=1);[.E22];&quot;&quot;)" office:value-type="float" office:value="55625002">
            <text:p>55625002</text:p>
          </table:table-cell>
          <table:table-cell table:formula="of:=IF([.C22]=0;[.E22];&quot;&quot;)">
            <text:p/>
          </table:table-cell>
          <table:table-cell table:formula="of:=IF([.C22]=2;[.E22];&quot;&quot;)">
            <text:p/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8"/>
          <table:table-cell table:style-name="ce10" table:formula="of:=IF(([.C23]=1);([.H23]+[.I23])/[.F23];&quot;&quot;)" office:value-type="float" office:value="0.380952380952381">
            <text:p>0,380952381</text:p>
          </table:table-cell>
          <table:table-cell table:style-name="ce10" table:formula="of:=IF(([.C23]=2);([.H23]+[.I23])/[.F23];&quot;&quot;)">
            <text:p/>
          </table:table-cell>
          <table:table-cell table:formula="of:=IF(([.C23]=1);[.K23];&quot;&quot;)" office:value-type="float" office:value="97249">
            <text:p>97249</text:p>
          </table:table-cell>
          <table:table-cell table:formula="of:=IF(([.C23]=0);[.K23];&quot;&quot;)">
            <text:p/>
          </table:table-cell>
          <table:table-cell table:formula="of:=IF(([.C23]=2);[.K23];&quot;&quot;)">
            <text:p/>
          </table:table-cell>
          <table:table-cell table:formula="of:=IF(([.C23]=1);[.E23];&quot;&quot;)" office:value-type="float" office:value="61249999">
            <text:p>61249999</text:p>
          </table:table-cell>
          <table:table-cell table:formula="of:=IF([.C23]=0;[.E23];&quot;&quot;)">
            <text:p/>
          </table:table-cell>
          <table:table-cell table:formula="of:=IF([.C23]=2;[.E23];&quot;&quot;)">
            <text:p/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8"/>
          <table:table-cell table:style-name="ce10" table:formula="of:=IF(([.C24]=1);([.H24]+[.I24])/[.F24];&quot;&quot;)" office:value-type="float" office:value="0.380952380952381">
            <text:p>0,380952381</text:p>
          </table:table-cell>
          <table:table-cell table:style-name="ce10" table:formula="of:=IF(([.C24]=2);([.H24]+[.I24])/[.F24];&quot;&quot;)">
            <text:p/>
          </table:table-cell>
          <table:table-cell table:formula="of:=IF(([.C24]=1);[.K24];&quot;&quot;)" office:value-type="float" office:value="97249">
            <text:p>97249</text:p>
          </table:table-cell>
          <table:table-cell table:formula="of:=IF(([.C24]=0);[.K24];&quot;&quot;)">
            <text:p/>
          </table:table-cell>
          <table:table-cell table:formula="of:=IF(([.C24]=2);[.K24];&quot;&quot;)">
            <text:p/>
          </table:table-cell>
          <table:table-cell table:formula="of:=IF(([.C24]=1);[.E24];&quot;&quot;)" office:value-type="float" office:value="66749994">
            <text:p>66749994</text:p>
          </table:table-cell>
          <table:table-cell table:formula="of:=IF([.C24]=0;[.E24];&quot;&quot;)">
            <text:p/>
          </table:table-cell>
          <table:table-cell table:formula="of:=IF([.C24]=2;[.E24];&quot;&quot;)">
            <text:p/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8"/>
          <table:table-cell table:style-name="ce10" table:formula="of:=IF(([.C25]=1);([.H25]+[.I25])/[.F25];&quot;&quot;)" office:value-type="float" office:value="0.380952380952381">
            <text:p>0,380952381</text:p>
          </table:table-cell>
          <table:table-cell table:style-name="ce10" table:formula="of:=IF(([.C25]=2);([.H25]+[.I25])/[.F25];&quot;&quot;)">
            <text:p/>
          </table:table-cell>
          <table:table-cell table:formula="of:=IF(([.C25]=1);[.K25];&quot;&quot;)" office:value-type="float" office:value="97249">
            <text:p>97249</text:p>
          </table:table-cell>
          <table:table-cell table:formula="of:=IF(([.C25]=0);[.K25];&quot;&quot;)">
            <text:p/>
          </table:table-cell>
          <table:table-cell table:formula="of:=IF(([.C25]=2);[.K25];&quot;&quot;)">
            <text:p/>
          </table:table-cell>
          <table:table-cell table:formula="of:=IF(([.C25]=1);[.E25];&quot;&quot;)" office:value-type="float" office:value="61936282">
            <text:p>61936282</text:p>
          </table:table-cell>
          <table:table-cell table:formula="of:=IF([.C25]=0;[.E25];&quot;&quot;)">
            <text:p/>
          </table:table-cell>
          <table:table-cell table:formula="of:=IF([.C25]=2;[.E25];&quot;&quot;)">
            <text:p/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8"/>
          <table:table-cell table:style-name="ce10" table:formula="of:=IF(([.C26]=1);([.H26]+[.I26])/[.F26];&quot;&quot;)">
            <text:p/>
          </table:table-cell>
          <table:table-cell table:style-name="ce10" table:formula="of:=IF(([.C26]=2);([.H26]+[.I26])/[.F26];&quot;&quot;)">
            <text:p/>
          </table:table-cell>
          <table:table-cell table:formula="of:=IF(([.C26]=1);[.K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([.C26]=2);[.K26];&quot;&quot;)">
            <text:p/>
          </table:table-cell>
          <table:table-cell table:formula="of:=IF(([.C26]=1);[.E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[.C26]=2;[.E26];&quot;&quot;)">
            <text:p/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8"/>
          <table:table-cell table:style-name="ce10" table:formula="of:=IF(([.C27]=1);([.H27]+[.I27])/[.F27];&quot;&quot;)">
            <text:p/>
          </table:table-cell>
          <table:table-cell table:style-name="ce10" table:formula="of:=IF(([.C27]=2);([.H27]+[.I27])/[.F27];&quot;&quot;)" office:value-type="float" office:value="0.393939393939394">
            <text:p>0,3939393939</text:p>
          </table:table-cell>
          <table:table-cell table:formula="of:=IF(([.C27]=1);[.K27];&quot;&quot;)">
            <text:p/>
          </table:table-cell>
          <table:table-cell table:formula="of:=IF(([.C27]=0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([.C27]=1);[.E27];&quot;&quot;)">
            <text:p/>
          </table:table-cell>
          <table:table-cell table:formula="of:=IF([.C27]=0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6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6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6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4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4"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3">
          <table:table-cell table:number-columns-repeated="2" office:value-type="float" office:value="2007872839">
            <text:p>2007872839</text:p>
          </table:table-cell>
          <table:table-cell table:number-columns-repeated="8"/>
          <table:table-cell table:style-name="Default" table:number-columns-repeated="3"/>
          <table:table-cell table:number-columns-repeated="16"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3">
          <table:table-cell table:number-columns-repeated="2" office:value-type="float" office:value="821079954">
            <text:p>821079954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formula="of:=IF([Sheet2.C2]=1;[.E31];&quot;&quot;)">
            <text:p/>
          </table:table-cell>
          <table:table-cell table:formula="of:=IF([Sheet2.C2]=0;[.E31];&quot;&quot;)">
            <text:p/>
          </table:table-cell>
          <table:table-cell table:formula="of:=IF([Sheet2.C2]=2;[.E31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3]=1;[.E32];&quot;&quot;)">
            <text:p/>
          </table:table-cell>
          <table:table-cell table:formula="of:=IF([Sheet2.C3]=0;[.E32];&quot;&quot;)">
            <text:p/>
          </table:table-cell>
          <table:table-cell table:formula="of:=IF([Sheet2.C3]=2;[.E32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4]=1;[.E53];&quot;&quot;)">
            <text:p/>
          </table:table-cell>
          <table:table-cell table:formula="of:=IF([Sheet2.C4]=0;[.E53];&quot;&quot;)">
            <text:p/>
          </table:table-cell>
          <table:table-cell table:formula="of:=IF([Sheet2.C4]=2;[.E53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5]=1;[.E54];&quot;&quot;)">
            <text:p/>
          </table:table-cell>
          <table:table-cell table:formula="of:=IF([Sheet2.C5]=0;[.E54];&quot;&quot;)">
            <text:p/>
          </table:table-cell>
          <table:table-cell table:formula="of:=IF([Sheet2.C5]=2;[.E54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6]=1;[.E55];&quot;&quot;)">
            <text:p/>
          </table:table-cell>
          <table:table-cell table:formula="of:=IF([Sheet2.C6]=0;[.E55];&quot;&quot;)">
            <text:p/>
          </table:table-cell>
          <table:table-cell table:formula="of:=IF([Sheet2.C6]=2;[.E55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7]=1;[.E56];&quot;&quot;)">
            <text:p/>
          </table:table-cell>
          <table:table-cell table:style-name="Default"/>
          <table:table-cell table:formula="of:=IF([Sheet2.C7]=2;[.E56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8]=1;[.E57];&quot;&quot;)">
            <text:p/>
          </table:table-cell>
          <table:table-cell table:style-name="Default"/>
          <table:table-cell table:formula="of:=IF([Sheet2.C8]=2;[.E57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formula="of:=IF([Sheet2.C9]=1;[.E58];&quot;&quot;)">
            <text:p/>
          </table:table-cell>
          <table:table-cell table:style-name="Default"/>
          <table:table-cell table:formula="of:=IF([Sheet2.C9]=2;[.E58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formula="of:=IF([Sheet2.C10]=1;[.E59];&quot;&quot;)">
            <text:p/>
          </table:table-cell>
          <table:table-cell table:style-name="Default"/>
          <table:table-cell table:formula="of:=IF([Sheet2.C10]=2;[.E59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formula="of:=IF([.C60]=1;[.E60];&quot;&quot;)">
            <text:p/>
          </table:table-cell>
          <table:table-cell table:style-name="Default"/>
          <table:table-cell table:formula="of:=IF([.C60]=2;[.E60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3" table:number-rows-repeated="3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15"/>
          <table:table-cell table:style-name="ce6" office:value-type="string">
            <text:p>MEDIE:</text:p>
          </table:table-cell>
          <table:table-cell table:formula="of:=AVERAGE([.V3:.V53])" office:value-type="float" office:value="0.384160401002506">
            <text:p>0,384160401</text:p>
          </table:table-cell>
          <table:table-cell table:formula="of:=AVERAGE([.W3:.W53])" office:value-type="float" office:value="0.417412217412217">
            <text:p>0,4174122174</text:p>
          </table:table-cell>
          <table:table-cell table:style-name="Default" table:formula="of:=AVERAGE([.X3:.X53])" office:value-type="float" office:value="59495.5">
            <text:p>59495,5</text:p>
          </table:table-cell>
          <table:table-cell table:style-name="Default" table:formula="of:=AVERAGE([.Y3:.Y53])" office:value-type="float" office:value="147434.9">
            <text:p>147434,9</text:p>
          </table:table-cell>
          <table:table-cell table:style-name="Default" table:formula="of:=AVERAGE([.Z3:.Z53])" office:value-type="float" office:value="59495.5">
            <text:p>59495,5</text:p>
          </table:table-cell>
          <table:table-cell table:style-name="Default" table:formula="of:=AVERAGE([.AA3:.AA53])" office:value-type="float" office:value="34763154.2666667">
            <text:p>34763154,2666667</text:p>
          </table:table-cell>
          <table:table-cell table:style-name="Default" table:formula="of:=AVERAGE([.AB3:.AB53])" office:value-type="float" office:value="3174999.6">
            <text:p>3174999,6</text:p>
          </table:table-cell>
          <table:table-cell table:style-name="Default" table:formula="of:=AVERAGE([.AC3:.AC53])" office:value-type="float" office:value="44974999.6">
            <text:p>44974999,6</text:p>
          </table:table-cell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7"/>
          <table:table-cell table:style-name="ce6" office:value-type="string">
            <text:p>MIN:</text:p>
          </table:table-cell>
          <table:table-cell table:number-columns-repeated="2"/>
          <table:table-cell table:style-name="Default" table:formula="of:=MIN([.X3:.X54])" office:value-type="float" office:value="12908.5">
            <text:p>12908,5</text:p>
          </table:table-cell>
          <table:table-cell table:style-name="Default" table:formula="of:=MIN([.Y3:.Y54])" office:value-type="float" office:value="97270">
            <text:p>97270</text:p>
          </table:table-cell>
          <table:table-cell table:style-name="Default" table:formula="of:=MIN([.Z3:.Z54])" office:value-type="float" office:value="12908.5">
            <text:p>12908,5</text:p>
          </table:table-cell>
          <table:table-cell table:style-name="Default" table:formula="of:=MIN([.AA3:.AA54])" office:value-type="float" office:value="9000000">
            <text:p>9000000</text:p>
          </table:table-cell>
          <table:table-cell table:style-name="Default" table:formula="of:=MIN([.AB3:.AB54])" office:value-type="float" office:value="3000000">
            <text:p>3000000</text:p>
          </table:table-cell>
          <table:table-cell table:style-name="Default" table:formula="of:=MIN([.AC3:.AC54])" office:value-type="float" office:value="9125001">
            <text:p>9125001</text:p>
          </table:table-cell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5"/>
          <table:table-cell table:style-name="ce6" office:value-type="string">
            <text:p>MAX:</text:p>
          </table:table-cell>
          <table:table-cell table:number-columns-repeated="2"/>
          <table:table-cell table:style-name="Default" table:formula="of:=MAX([.X3:.X54])" office:value-type="float" office:value="105300">
            <text:p>105300</text:p>
          </table:table-cell>
          <table:table-cell table:style-name="Default" table:formula="of:=MAX([.Y3:.Y54])" office:value-type="float" office:value="208264">
            <text:p>208264</text:p>
          </table:table-cell>
          <table:table-cell table:style-name="Default" table:formula="of:=MAX([.Z3:.Z54])" office:value-type="float" office:value="105300">
            <text:p>105300</text:p>
          </table:table-cell>
          <table:table-cell table:style-name="Default" table:formula="of:=MAX([.AA3:.AA54])" office:value-type="float" office:value="66749994">
            <text:p>66749994</text:p>
          </table:table-cell>
          <table:table-cell table:style-name="Default" table:formula="of:=MAX([.AB3:.AB54])" office:value-type="float" office:value="3625002">
            <text:p>3625002</text:p>
          </table:table-cell>
          <table:table-cell table:style-name="Default" table:formula="of:=MAX([.AC3:.AC54])" office:value-type="float" office:value="84750003">
            <text:p>84750003</text:p>
          </table:table-cell>
        </table:table-row>
        <table:table-row table:style-name="ro3">
          <table:table-cell table:number-columns-repeated="2" office:value-type="float" office:value="360646631">
            <text:p>360646631</text:p>
          </table:table-cell>
          <table:table-cell table:number-columns-repeated="2"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 table:number-rows-repeated="9">
          <table:table-cell table:number-columns-repeated="23"/>
          <table:table-cell table:style-name="Default" table:number-columns-repeated="6"/>
        </table:table-row>
        <table:table-row table:style-name="ro3">
          <table:table-cell table:number-columns-repeated="23"/>
          <table:table-cell table:style-name="Default" table:number-columns-repeated="6"/>
        </table:table-row>
      </table:table>
      <table:table table:name="Sheet2" table:style-name="ta1" table:print="false">
        <table:table-column table:style-name="co14" table:number-columns-repeated="4" table:default-cell-style-name="Default"/>
        <table:table-column table:style-name="co14" table:default-cell-style-name="ce8"/>
        <table:table-row table:style-name="ro3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 table:number-rows-repeated="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2.32.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5T12:32:32</dc:date>
    <meta:editing-duration>PT11H26M18S</meta:editing-duration>
    <meta:editing-cycles>47</meta:editing-cycles>
    <meta:document-statistic meta:table-count="3" meta:cell-count="793" meta:object-count="0"/>
  </office:meta>
</office:document-meta>
</file>